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Courier"/>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20pt" fo:font-style="italic" fo:font-weight="bold" officeooo:rsid="000482ad" officeooo:paragraph-rsid="000482ad" style:font-size-asian="20pt" style:font-style-asian="italic" style:font-weight-asian="bold" style:font-size-complex="20pt" style:font-style-complex="italic" style:font-weight-complex="bold"/>
    </style:style>
    <style:style style:name="P2" style:family="paragraph" style:parent-style-name="Standard">
      <style:text-properties fo:font-weight="normal" officeooo:rsid="0008d081" officeooo:paragraph-rsid="000f49c9" style:font-weight-asian="normal" style:font-weight-complex="normal"/>
    </style:style>
    <style:style style:name="P3" style:family="paragraph" style:parent-style-name="Standard">
      <style:text-properties fo:font-weight="normal" officeooo:rsid="008f94f6" officeooo:paragraph-rsid="008f94f6" style:font-weight-asian="normal" style:font-weight-complex="normal"/>
    </style:style>
    <style:style style:name="P4" style:family="paragraph" style:parent-style-name="Standard">
      <style:text-properties fo:font-weight="bold" officeooo:rsid="0008d081" officeooo:paragraph-rsid="000f49c9" style:font-weight-asian="bold" style:font-weight-complex="bold"/>
    </style:style>
    <style:style style:name="P5" style:family="paragraph" style:parent-style-name="Standard">
      <style:paragraph-properties fo:text-align="center" style:justify-single-word="false"/>
      <style:text-properties fo:font-size="40pt" fo:font-weight="bold" officeooo:rsid="000757ff" officeooo:paragraph-rsid="000f49c9" style:font-size-asian="40pt" style:font-weight-asian="bold" style:font-size-complex="40pt" style:font-weight-complex="bold"/>
    </style:style>
    <style:style style:name="P6" style:family="paragraph" style:parent-style-name="Standard">
      <style:paragraph-properties fo:text-align="center" style:justify-single-word="false"/>
      <style:text-properties fo:font-size="15pt" fo:font-style="italic" officeooo:rsid="000757ff" officeooo:paragraph-rsid="000f49c9" style:font-size-asian="15pt" style:font-style-asian="italic" style:font-size-complex="15pt" style:font-style-complex="italic"/>
    </style:style>
    <style:style style:name="P7" style:family="paragraph" style:parent-style-name="Standard">
      <style:paragraph-properties fo:text-align="center" style:justify-single-word="false"/>
      <style:text-properties officeooo:rsid="000757ff" officeooo:paragraph-rsid="000f49c9"/>
    </style:style>
    <style:style style:name="P8" style:family="paragraph" style:parent-style-name="Standard">
      <style:text-properties officeooo:rsid="000757ff" officeooo:paragraph-rsid="000f49c9"/>
    </style:style>
    <style:style style:name="P9" style:family="paragraph" style:parent-style-name="Standard">
      <style:text-properties officeooo:paragraph-rsid="000f49c9"/>
    </style:style>
    <style:style style:name="P10" style:family="paragraph" style:parent-style-name="Standard">
      <style:text-properties fo:font-size="14pt" fo:font-style="normal" fo:font-weight="bold" officeooo:rsid="000f77e6" officeooo:paragraph-rsid="000f77e6"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fo:font-size="14pt" fo:font-style="normal" fo:font-weight="bold" officeooo:rsid="000f77e6" officeooo:paragraph-rsid="006f16a9"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fo:font-size="14pt" fo:font-style="normal" fo:font-weight="bold" officeooo:rsid="000f77e6" officeooo:paragraph-rsid="0075bd53"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size="14pt" fo:font-style="normal" fo:font-weight="bold" officeooo:rsid="000f77e6" officeooo:paragraph-rsid="009cfd61" style:font-size-asian="14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fo:font-size="14pt" fo:font-style="normal" fo:font-weight="bold" officeooo:rsid="000f77e6" officeooo:paragraph-rsid="009eb6f1"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fo:font-size="14pt" fo:font-style="normal" fo:font-weight="bold" officeooo:rsid="000f77e6" officeooo:paragraph-rsid="00aa88b0"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0f77e6" officeooo:paragraph-rsid="00b8a77e"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font-size="14pt" fo:font-style="normal" fo:font-weight="bold" officeooo:rsid="000f77e6" officeooo:paragraph-rsid="00fbed09"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2181c" officeooo:paragraph-rsid="0012181c"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5ff" officeooo:paragraph-rsid="001455ff"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55044d" officeooo:paragraph-rsid="0055044d"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a82aa0" officeooo:paragraph-rsid="00a82aa0" style:font-size-asian="14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font-size="14pt" fo:font-style="normal" fo:font-weight="bold" officeooo:rsid="00a82aa0" officeooo:paragraph-rsid="01126881"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a82aa0" officeooo:paragraph-rsid="012509ee" style:font-size-asian="14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font-size="14pt" fo:font-style="normal" fo:font-weight="normal" officeooo:rsid="007105ff" officeooo:paragraph-rsid="006f16a9"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fo:font-weight="normal" officeooo:rsid="000f77e6" officeooo:paragraph-rsid="009eb6f1"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font-size="14pt" fo:font-style="normal" fo:font-weight="normal" officeooo:rsid="0085d426" officeooo:paragraph-rsid="009eb6f1"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fo:font-size="14pt" fo:font-style="normal" fo:font-weight="normal" officeooo:rsid="00f3eb4c" officeooo:paragraph-rsid="00b8a77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fo:font-size="14pt" fo:font-style="normal" fo:font-weight="normal" officeooo:rsid="010e02d5" officeooo:paragraph-rsid="00fbed09" style:font-size-asian="14pt" style:font-style-asian="normal" style:font-weight-asian="normal" style:font-size-complex="14pt" style:font-style-complex="normal" style:font-weight-complex="normal"/>
    </style:style>
    <style:style style:name="P29" style:family="paragraph" style:parent-style-name="Standard">
      <style:text-properties fo:font-size="14pt" fo:font-style="normal" fo:font-weight="normal" officeooo:rsid="0125eb6f" officeooo:paragraph-rsid="012509ee" style:font-size-asian="14pt" style:font-style-asian="normal" style:font-weight-asian="normal" style:font-size-complex="14pt" style:font-style-complex="normal" style:font-weight-complex="normal"/>
    </style:style>
    <style:style style:name="P30" style:family="paragraph" style:parent-style-name="Standard">
      <style:text-properties fo:font-size="14pt" fo:font-weight="normal" officeooo:rsid="000c7768" officeooo:paragraph-rsid="000f49c9" style:font-size-asian="14pt" style:font-weight-asian="normal" style:font-size-complex="14pt" style:font-weight-complex="normal"/>
    </style:style>
    <style:style style:name="P31" style:family="paragraph" style:parent-style-name="Standard">
      <style:text-properties fo:font-size="14pt" fo:font-weight="normal" officeooo:rsid="000c7768" officeooo:paragraph-rsid="002033cd"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0c7768" officeooo:paragraph-rsid="004159c8"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0c7768" officeooo:paragraph-rsid="005363a3"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0c7768" officeooo:paragraph-rsid="00565712"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0c7768" officeooo:paragraph-rsid="005a25c6"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0c7768" officeooo:paragraph-rsid="005ba5aa" style:font-size-asian="14pt" style:font-weight-asian="normal" style:font-size-complex="14pt" style:font-weight-complex="normal"/>
    </style:style>
    <style:style style:name="P37" style:family="paragraph" style:parent-style-name="Standard">
      <style:text-properties fo:font-size="14pt" fo:font-weight="normal" officeooo:rsid="002033cd" officeooo:paragraph-rsid="002033cd" style:font-size-asian="14pt" style:font-weight-asian="normal" style:font-size-complex="14pt" style:font-weight-complex="normal"/>
    </style:style>
    <style:style style:name="P38" style:family="paragraph" style:parent-style-name="Standard">
      <style:text-properties fo:font-size="14pt" fo:font-weight="normal" officeooo:rsid="005da4ab" officeooo:paragraph-rsid="005ba5aa" style:font-size-asian="14pt" style:font-weight-asian="normal" style:font-size-complex="14pt" style:font-weight-complex="normal"/>
    </style:style>
    <style:style style:name="P39" style:family="paragraph" style:parent-style-name="Standard">
      <style:text-properties fo:font-size="14pt" fo:font-weight="bold" officeooo:rsid="001dc1c4" officeooo:paragraph-rsid="001dc1c4" style:font-size-asian="14pt" style:font-weight-asian="bold" style:font-size-complex="14pt" style:font-weight-complex="bold"/>
    </style:style>
    <style:style style:name="P40" style:family="paragraph" style:parent-style-name="Standard">
      <style:text-properties fo:font-size="14pt" style:font-size-asian="14pt" style:font-size-complex="14pt"/>
    </style:style>
    <style:style style:name="P41" style:family="paragraph" style:parent-style-name="Standard">
      <style:text-properties fo:font-size="14pt" officeooo:paragraph-rsid="0027541d" style:font-size-asian="14pt" style:font-size-complex="14pt"/>
    </style:style>
    <style:style style:name="P42" style:family="paragraph" style:parent-style-name="Standard">
      <style:paragraph-properties fo:text-align="center" style:justify-single-word="false"/>
      <style:text-properties fo:font-size="18pt" fo:font-weight="bold" officeooo:rsid="000c7768" officeooo:paragraph-rsid="000f49c9" style:font-size-asian="18pt" style:font-weight-asian="bold" style:font-size-complex="18pt" style:font-weight-complex="bold"/>
    </style:style>
    <style:style style:name="P43" style:family="paragraph" style:parent-style-name="Standard">
      <style:text-properties fo:font-variant="normal" fo:text-transform="none" fo:color="#000000" style:font-name="monospace" fo:font-size="10.5pt" fo:letter-spacing="normal" fo:language="en" fo:country="US" fo:font-style="normal" fo:font-weight="normal" officeooo:rsid="002016b5" officeooo:paragraph-rsid="002016b5" style:font-size-asian="14pt" style:font-weight-asian="bold" style:font-size-complex="14pt" style:font-weight-complex="bold"/>
    </style:style>
    <style:style style:name="P44" style:family="paragraph" style:parent-style-name="Standard">
      <style:text-properties style:text-position="super 58%" fo:font-size="14pt" fo:font-weight="normal" officeooo:rsid="000c7768" officeooo:paragraph-rsid="002033cd" style:font-size-asian="14pt" style:font-weight-asian="normal" style:font-size-complex="14pt" style:font-weight-complex="normal"/>
    </style:style>
    <style:style style:name="P45" style:family="paragraph" style:parent-style-name="Standard">
      <style:text-properties style:text-position="0% 100%" fo:font-size="14pt" fo:font-weight="bold" officeooo:rsid="00305a1e" officeooo:paragraph-rsid="002033cd"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text-position="0% 100%" fo:font-size="14pt" fo:font-style="normal" fo:font-weight="bold" officeooo:rsid="00313f2a" officeooo:paragraph-rsid="00565712" style:font-size-asian="14pt" style:font-style-asian="normal" style:font-weight-asian="bold" style:font-size-complex="14pt" style:font-style-complex="normal" style:font-weight-complex="bold"/>
    </style:style>
    <style:style style:name="P47" style:family="paragraph" style:parent-style-name="Standard">
      <style:paragraph-properties fo:text-align="justify" style:justify-single-word="false"/>
      <style:text-properties style:text-position="0% 100%" fo:font-size="14pt" fo:font-style="normal" fo:font-weight="normal" officeooo:rsid="005ae2a1" officeooo:paragraph-rsid="005ba5aa" style:font-size-asian="14pt" style:font-style-asian="normal" style:font-weight-asian="normal" style:font-size-complex="14pt" style:font-style-complex="normal" style:font-weight-complex="normal"/>
    </style:style>
    <style:style style:name="P48" style:family="paragraph" style:parent-style-name="Footnote">
      <style:text-properties fo:font-size="14pt" officeooo:rsid="00ab3097" officeooo:paragraph-rsid="00ab3097" style:font-size-asian="14pt" style:font-size-complex="14pt"/>
    </style:style>
    <style:style style:name="P49" style:family="paragraph" style:parent-style-name="Footnote">
      <style:text-properties fo:font-size="11pt" officeooo:rsid="0104e1fa" officeooo:paragraph-rsid="0104e1fa" style:font-size-asian="11pt" style:font-size-complex="11pt"/>
    </style:style>
    <style:style style:name="P50" style:family="paragraph" style:parent-style-name="Footnote">
      <style:text-properties fo:font-size="11pt" officeooo:rsid="010759fd" officeooo:paragraph-rsid="010759fd" style:font-size-asian="9.60000038146973pt" style:font-size-complex="11pt"/>
    </style:style>
    <style:style style:name="P51" style:family="paragraph" style:parent-style-name="Standard">
      <style:paragraph-properties fo:text-align="justify" style:justify-single-word="false"/>
      <style:text-properties fo:font-size="14pt" fo:font-style="normal" fo:font-weight="bold" officeooo:rsid="00a82aa0" officeooo:paragraph-rsid="012509ee" style:font-size-asian="14pt" style:font-style-asian="normal" style:font-weight-asian="bold" style:font-size-complex="14pt" style:font-style-complex="normal" style:font-weight-complex="bold"/>
    </style:style>
    <style:style style:name="P52" style:family="paragraph" style:parent-style-name="Standard">
      <style:paragraph-properties fo:text-align="justify" style:justify-single-word="false"/>
      <style:text-properties fo:font-size="14pt" fo:font-style="normal" fo:font-weight="bold" officeooo:rsid="000f77e6" officeooo:paragraph-rsid="012d0f7a"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0f77e6" officeooo:paragraph-rsid="000f77e6"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0f77e6" officeooo:paragraph-rsid="012d0f7a"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0f77e6" officeooo:paragraph-rsid="012f1604"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weight="normal" officeooo:rsid="011eb191" officeooo:paragraph-rsid="000f49c9" style:font-size-asian="14pt" style:font-weight-asian="normal" style:font-size-complex="14pt" style:font-weight-complex="normal"/>
    </style:style>
    <style:style style:name="T1" style:family="text">
      <style:text-properties style:text-position="super 58%"/>
    </style:style>
    <style:style style:name="T2" style:family="text">
      <style:text-properties officeooo:rsid="00116ba0"/>
    </style:style>
    <style:style style:name="T3" style:family="text">
      <style:text-properties officeooo:rsid="001338a0"/>
    </style:style>
    <style:style style:name="T4" style:family="text">
      <style:text-properties officeooo:rsid="0014ccd0"/>
    </style:style>
    <style:style style:name="T5" style:family="text">
      <style:text-properties fo:font-weight="normal" officeooo:rsid="007105ff" style:font-weight-asian="normal" style:font-weight-complex="normal"/>
    </style:style>
    <style:style style:name="T6" style:family="text">
      <style:text-properties fo:font-weight="normal" officeooo:rsid="0075bd53" style:font-weight-asian="normal" style:font-weight-complex="normal"/>
    </style:style>
    <style:style style:name="T7" style:family="text">
      <style:text-properties fo:font-weight="normal" officeooo:rsid="00775f60" style:font-weight-asian="normal" style:font-weight-complex="normal"/>
    </style:style>
    <style:style style:name="T8" style:family="text">
      <style:text-properties fo:font-weight="normal" officeooo:rsid="007a31a9" style:font-weight-asian="normal" style:font-weight-complex="normal"/>
    </style:style>
    <style:style style:name="T9" style:family="text">
      <style:text-properties fo:font-weight="normal" officeooo:rsid="007f259f" style:font-weight-asian="normal" style:font-weight-complex="normal"/>
    </style:style>
    <style:style style:name="T10" style:family="text">
      <style:text-properties fo:font-weight="normal" officeooo:rsid="007fddb1" style:font-weight-asian="normal" style:font-weight-complex="normal"/>
    </style:style>
    <style:style style:name="T11" style:family="text">
      <style:text-properties fo:font-weight="normal" officeooo:rsid="00826045" style:font-weight-asian="normal" style:font-weight-complex="normal"/>
    </style:style>
    <style:style style:name="T12" style:family="text">
      <style:text-properties fo:font-weight="normal" officeooo:rsid="0083da8f" style:font-weight-asian="normal" style:font-weight-complex="normal"/>
    </style:style>
    <style:style style:name="T13" style:family="text">
      <style:text-properties fo:font-weight="normal" officeooo:rsid="00973db5" style:font-weight-asian="normal" style:font-weight-complex="normal"/>
    </style:style>
    <style:style style:name="T14" style:family="text">
      <style:text-properties fo:font-weight="normal" officeooo:rsid="009938fd" style:font-weight-asian="normal" style:font-weight-complex="normal"/>
    </style:style>
    <style:style style:name="T15" style:family="text">
      <style:text-properties fo:font-weight="normal" officeooo:rsid="009981e9" style:font-weight-asian="normal" style:font-weight-complex="normal"/>
    </style:style>
    <style:style style:name="T16" style:family="text">
      <style:text-properties fo:font-weight="normal" officeooo:rsid="0085d426" style:font-weight-asian="normal" style:font-weight-complex="normal"/>
    </style:style>
    <style:style style:name="T17" style:family="text">
      <style:text-properties fo:font-weight="normal" officeooo:rsid="00a35ccb" style:font-weight-asian="normal" style:font-weight-complex="normal"/>
    </style:style>
    <style:style style:name="T18" style:family="text">
      <style:text-properties fo:font-weight="normal" officeooo:rsid="00a49b3c" style:font-weight-asian="normal" style:font-weight-complex="normal"/>
    </style:style>
    <style:style style:name="T19" style:family="text">
      <style:text-properties fo:font-weight="normal" officeooo:rsid="00a69525" style:font-weight-asian="normal" style:font-weight-complex="normal"/>
    </style:style>
    <style:style style:name="T20" style:family="text">
      <style:text-properties fo:font-weight="normal" officeooo:rsid="00aa88b0" style:font-weight-asian="normal" style:font-weight-complex="normal"/>
    </style:style>
    <style:style style:name="T21" style:family="text">
      <style:text-properties fo:font-weight="normal" officeooo:rsid="00b067b0" style:font-weight-asian="normal" style:font-weight-complex="normal"/>
    </style:style>
    <style:style style:name="T22" style:family="text">
      <style:text-properties fo:font-weight="normal" officeooo:rsid="00b1d184" style:font-weight-asian="normal" style:font-weight-complex="normal"/>
    </style:style>
    <style:style style:name="T23" style:family="text">
      <style:text-properties fo:font-weight="normal" officeooo:rsid="00b6e8e5" style:font-weight-asian="normal" style:font-weight-complex="normal"/>
    </style:style>
    <style:style style:name="T24" style:family="text">
      <style:text-properties fo:font-weight="normal" officeooo:rsid="00b86dd4" style:font-weight-asian="normal" style:font-weight-complex="normal"/>
    </style:style>
    <style:style style:name="T25" style:family="text">
      <style:text-properties fo:font-weight="normal" officeooo:rsid="00b8a77e" style:font-weight-asian="normal" style:font-weight-complex="normal"/>
    </style:style>
    <style:style style:name="T26" style:family="text">
      <style:text-properties fo:font-weight="normal" officeooo:rsid="00bbb629" style:font-weight-asian="normal" style:font-weight-complex="normal"/>
    </style:style>
    <style:style style:name="T27" style:family="text">
      <style:text-properties fo:font-weight="normal" officeooo:rsid="00bc443a" style:font-weight-asian="normal" style:font-weight-complex="normal"/>
    </style:style>
    <style:style style:name="T28" style:family="text">
      <style:text-properties fo:font-weight="normal" officeooo:rsid="00bd3b94" style:font-weight-asian="normal" style:font-weight-complex="normal"/>
    </style:style>
    <style:style style:name="T29" style:family="text">
      <style:text-properties fo:font-weight="normal" officeooo:rsid="00be3d08" style:font-weight-asian="normal" style:font-weight-complex="normal"/>
    </style:style>
    <style:style style:name="T30" style:family="text">
      <style:text-properties fo:font-weight="normal" officeooo:rsid="00bf182e" style:font-weight-asian="normal" style:font-weight-complex="normal"/>
    </style:style>
    <style:style style:name="T31" style:family="text">
      <style:text-properties fo:font-weight="normal" officeooo:rsid="00c110d7" style:font-weight-asian="normal" style:font-weight-complex="normal"/>
    </style:style>
    <style:style style:name="T32" style:family="text">
      <style:text-properties fo:font-weight="normal" officeooo:rsid="00c15bec" style:font-weight-asian="normal" style:font-weight-complex="normal"/>
    </style:style>
    <style:style style:name="T33" style:family="text">
      <style:text-properties fo:font-weight="normal" officeooo:rsid="00c34636" style:font-weight-asian="normal" style:font-weight-complex="normal"/>
    </style:style>
    <style:style style:name="T34" style:family="text">
      <style:text-properties fo:font-weight="normal" officeooo:rsid="00c3c150" style:font-weight-asian="normal" style:font-weight-complex="normal"/>
    </style:style>
    <style:style style:name="T35" style:family="text">
      <style:text-properties fo:font-weight="normal" officeooo:rsid="00c57899" style:font-weight-asian="normal" style:font-weight-complex="normal"/>
    </style:style>
    <style:style style:name="T36" style:family="text">
      <style:text-properties fo:font-weight="normal" officeooo:rsid="00c7438f" style:font-weight-asian="normal" style:font-weight-complex="normal"/>
    </style:style>
    <style:style style:name="T37" style:family="text">
      <style:text-properties fo:font-weight="normal" officeooo:rsid="00c82dca" style:font-weight-asian="normal" style:font-weight-complex="normal"/>
    </style:style>
    <style:style style:name="T38" style:family="text">
      <style:text-properties fo:font-weight="normal" officeooo:rsid="00cacebe" style:font-weight-asian="normal" style:font-weight-complex="normal"/>
    </style:style>
    <style:style style:name="T39" style:family="text">
      <style:text-properties fo:font-weight="normal" officeooo:rsid="00cd88fd" style:font-weight-asian="normal" style:font-weight-complex="normal"/>
    </style:style>
    <style:style style:name="T40" style:family="text">
      <style:text-properties fo:font-weight="normal" officeooo:rsid="00ced57d" style:font-weight-asian="normal" style:font-weight-complex="normal"/>
    </style:style>
    <style:style style:name="T41" style:family="text">
      <style:text-properties fo:font-weight="normal" officeooo:rsid="00d03714" style:font-weight-asian="normal" style:font-weight-complex="normal"/>
    </style:style>
    <style:style style:name="T42" style:family="text">
      <style:text-properties fo:font-weight="normal" officeooo:rsid="00d0cae1" style:font-weight-asian="normal" style:font-weight-complex="normal"/>
    </style:style>
    <style:style style:name="T43" style:family="text">
      <style:text-properties fo:font-weight="normal" officeooo:rsid="00d1384f" style:font-weight-asian="normal" style:font-weight-complex="normal"/>
    </style:style>
    <style:style style:name="T44" style:family="text">
      <style:text-properties fo:font-weight="normal" officeooo:rsid="00d2cfeb" style:font-weight-asian="normal" style:font-weight-complex="normal"/>
    </style:style>
    <style:style style:name="T45" style:family="text">
      <style:text-properties fo:font-weight="normal" officeooo:rsid="00d49635" style:font-weight-asian="normal" style:font-weight-complex="normal"/>
    </style:style>
    <style:style style:name="T46" style:family="text">
      <style:text-properties fo:font-weight="normal" officeooo:rsid="00d5e75a" style:font-weight-asian="normal" style:font-weight-complex="normal"/>
    </style:style>
    <style:style style:name="T47" style:family="text">
      <style:text-properties fo:font-weight="normal" officeooo:rsid="00d682b5" style:font-weight-asian="normal" style:font-weight-complex="normal"/>
    </style:style>
    <style:style style:name="T48" style:family="text">
      <style:text-properties fo:font-weight="normal" officeooo:rsid="00d7ceeb" style:font-weight-asian="normal" style:font-weight-complex="normal"/>
    </style:style>
    <style:style style:name="T49" style:family="text">
      <style:text-properties fo:font-weight="normal" officeooo:rsid="00d7f293" style:font-weight-asian="normal" style:font-weight-complex="normal"/>
    </style:style>
    <style:style style:name="T50" style:family="text">
      <style:text-properties fo:font-weight="normal" officeooo:rsid="00d9a1b0" style:font-weight-asian="normal" style:font-weight-complex="normal"/>
    </style:style>
    <style:style style:name="T51" style:family="text">
      <style:text-properties fo:font-weight="normal" officeooo:rsid="00db30de" style:font-weight-asian="normal" style:font-weight-complex="normal"/>
    </style:style>
    <style:style style:name="T52" style:family="text">
      <style:text-properties fo:font-weight="normal" officeooo:rsid="00dbff94" style:font-weight-asian="normal" style:font-weight-complex="normal"/>
    </style:style>
    <style:style style:name="T53" style:family="text">
      <style:text-properties fo:font-weight="normal" officeooo:rsid="00dc64a8" style:font-weight-asian="normal" style:font-weight-complex="normal"/>
    </style:style>
    <style:style style:name="T54" style:family="text">
      <style:text-properties fo:font-weight="normal" officeooo:rsid="00ddbd21" style:font-weight-asian="normal" style:font-weight-complex="normal"/>
    </style:style>
    <style:style style:name="T55" style:family="text">
      <style:text-properties fo:font-weight="normal" officeooo:rsid="00e042e4" style:font-weight-asian="normal" style:font-weight-complex="normal"/>
    </style:style>
    <style:style style:name="T56" style:family="text">
      <style:text-properties fo:font-weight="normal" officeooo:rsid="00e1420e" style:font-weight-asian="normal" style:font-weight-complex="normal"/>
    </style:style>
    <style:style style:name="T57" style:family="text">
      <style:text-properties fo:font-weight="normal" officeooo:rsid="00e1f6de" style:font-weight-asian="normal" style:font-weight-complex="normal"/>
    </style:style>
    <style:style style:name="T58" style:family="text">
      <style:text-properties fo:font-weight="normal" officeooo:rsid="00e3854f" style:font-weight-asian="normal" style:font-weight-complex="normal"/>
    </style:style>
    <style:style style:name="T59" style:family="text">
      <style:text-properties fo:font-weight="normal" officeooo:rsid="00e50d46" style:font-weight-asian="normal" style:font-weight-complex="normal"/>
    </style:style>
    <style:style style:name="T60" style:family="text">
      <style:text-properties fo:font-weight="normal" officeooo:rsid="00e633fa" style:font-weight-asian="normal" style:font-weight-complex="normal"/>
    </style:style>
    <style:style style:name="T61" style:family="text">
      <style:text-properties fo:font-weight="normal" officeooo:rsid="00e6e447" style:font-weight-asian="normal" style:font-weight-complex="normal"/>
    </style:style>
    <style:style style:name="T62" style:family="text">
      <style:text-properties fo:font-weight="normal" officeooo:rsid="00e7c550" style:font-weight-asian="normal" style:font-weight-complex="normal"/>
    </style:style>
    <style:style style:name="T63" style:family="text">
      <style:text-properties fo:font-weight="normal" officeooo:rsid="00e8b20e" style:font-weight-asian="normal" style:font-weight-complex="normal"/>
    </style:style>
    <style:style style:name="T64" style:family="text">
      <style:text-properties fo:font-weight="normal" officeooo:rsid="00e9c5e2" style:font-weight-asian="normal" style:font-weight-complex="normal"/>
    </style:style>
    <style:style style:name="T65" style:family="text">
      <style:text-properties fo:font-weight="normal" officeooo:rsid="00ea4a7f" style:font-weight-asian="normal" style:font-weight-complex="normal"/>
    </style:style>
    <style:style style:name="T66" style:family="text">
      <style:text-properties fo:font-weight="normal" officeooo:rsid="00eb60ef" style:font-weight-asian="normal" style:font-weight-complex="normal"/>
    </style:style>
    <style:style style:name="T67" style:family="text">
      <style:text-properties fo:font-weight="normal" officeooo:rsid="00ed0346" style:font-weight-asian="normal" style:font-weight-complex="normal"/>
    </style:style>
    <style:style style:name="T68" style:family="text">
      <style:text-properties fo:font-weight="normal" officeooo:rsid="00edb1fe" style:font-weight-asian="normal" style:font-weight-complex="normal"/>
    </style:style>
    <style:style style:name="T69" style:family="text">
      <style:text-properties fo:font-weight="normal" officeooo:rsid="00ef9d7c" style:font-weight-asian="normal" style:font-weight-complex="normal"/>
    </style:style>
    <style:style style:name="T70" style:family="text">
      <style:text-properties fo:font-weight="normal" officeooo:rsid="00f027ba" style:font-weight-asian="normal" style:font-weight-complex="normal"/>
    </style:style>
    <style:style style:name="T71" style:family="text">
      <style:text-properties fo:font-weight="normal" officeooo:rsid="00f0fc1d" style:font-weight-asian="normal" style:font-weight-complex="normal"/>
    </style:style>
    <style:style style:name="T72" style:family="text">
      <style:text-properties fo:font-weight="normal" officeooo:rsid="00f2a367" style:font-weight-asian="normal" style:font-weight-complex="normal"/>
    </style:style>
    <style:style style:name="T73" style:family="text">
      <style:text-properties fo:font-weight="normal" officeooo:rsid="00f3eb4c" style:font-weight-asian="normal" style:font-weight-complex="normal"/>
    </style:style>
    <style:style style:name="T74" style:family="text">
      <style:text-properties fo:font-weight="normal" officeooo:rsid="00f6c06f" style:font-weight-asian="normal" style:font-weight-complex="normal"/>
    </style:style>
    <style:style style:name="T75" style:family="text">
      <style:text-properties fo:font-weight="normal" officeooo:rsid="00f708d7" style:font-weight-asian="normal" style:font-weight-complex="normal"/>
    </style:style>
    <style:style style:name="T76" style:family="text">
      <style:text-properties fo:font-weight="normal" officeooo:rsid="00f7e22d" style:font-weight-asian="normal" style:font-weight-complex="normal"/>
    </style:style>
    <style:style style:name="T77" style:family="text">
      <style:text-properties fo:font-weight="normal" officeooo:rsid="00f83957" style:font-weight-asian="normal" style:font-weight-complex="normal"/>
    </style:style>
    <style:style style:name="T78" style:family="text">
      <style:text-properties fo:font-weight="normal" officeooo:rsid="01010cf2" style:font-weight-asian="normal" style:font-weight-complex="normal"/>
    </style:style>
    <style:style style:name="T79" style:family="text">
      <style:text-properties fo:font-weight="normal" officeooo:rsid="0101e186" style:font-weight-asian="normal" style:font-weight-complex="normal"/>
    </style:style>
    <style:style style:name="T80" style:family="text">
      <style:text-properties fo:font-weight="normal" officeooo:rsid="0104e1fa" style:font-weight-asian="normal" style:font-weight-complex="normal"/>
    </style:style>
    <style:style style:name="T81" style:family="text">
      <style:text-properties fo:font-weight="normal" officeooo:rsid="01061b44" style:font-weight-asian="normal" style:font-weight-complex="normal"/>
    </style:style>
    <style:style style:name="T82" style:family="text">
      <style:text-properties fo:font-weight="normal" officeooo:rsid="010b951b" style:font-weight-asian="normal" style:font-weight-complex="normal"/>
    </style:style>
    <style:style style:name="T83" style:family="text">
      <style:text-properties fo:font-weight="normal" officeooo:rsid="010bf355" style:font-weight-asian="normal" style:font-weight-complex="normal"/>
    </style:style>
    <style:style style:name="T84" style:family="text">
      <style:text-properties fo:font-weight="normal" officeooo:rsid="010d0d1d" style:font-weight-asian="normal" style:font-weight-complex="normal"/>
    </style:style>
    <style:style style:name="T85" style:family="text">
      <style:text-properties fo:font-weight="normal" officeooo:rsid="010dc2f8" style:font-weight-asian="normal" style:font-weight-complex="normal"/>
    </style:style>
    <style:style style:name="T86" style:family="text">
      <style:text-properties fo:font-weight="normal" officeooo:rsid="010e02d5" style:font-weight-asian="normal" style:font-weight-complex="normal"/>
    </style:style>
    <style:style style:name="T87" style:family="text">
      <style:text-properties fo:font-weight="normal" officeooo:rsid="01254f07" style:font-weight-asian="normal" style:font-weight-complex="normal"/>
    </style:style>
    <style:style style:name="T88" style:family="text">
      <style:text-properties fo:font-weight="normal" officeooo:rsid="0125eb6f" style:font-weight-asian="normal" style:font-weight-complex="normal"/>
    </style:style>
    <style:style style:name="T89" style:family="text">
      <style:text-properties fo:font-weight="normal" officeooo:rsid="01263922" style:font-weight-asian="normal" style:font-weight-complex="normal"/>
    </style:style>
    <style:style style:name="T90" style:family="text">
      <style:text-properties fo:font-weight="normal" officeooo:rsid="0129bba5" style:font-weight-asian="normal" style:font-weight-complex="normal"/>
    </style:style>
    <style:style style:name="T91" style:family="text">
      <style:text-properties fo:font-weight="normal" officeooo:rsid="0131de41" style:font-weight-asian="normal" style:font-weight-complex="normal"/>
    </style:style>
    <style:style style:name="T92" style:family="text">
      <style:text-properties officeooo:rsid="00189eb6"/>
    </style:style>
    <style:style style:name="T93" style:family="text">
      <style:text-properties style:text-underline-style="none" officeooo:rsid="002b3cf2"/>
    </style:style>
    <style:style style:name="T94" style:family="text">
      <style:text-properties officeooo:rsid="002016b5"/>
    </style:style>
    <style:style style:name="T95" style:family="text">
      <style:text-properties officeooo:rsid="002033cd"/>
    </style:style>
    <style:style style:name="T96" style:family="text">
      <style:text-properties officeooo:rsid="002081db"/>
    </style:style>
    <style:style style:name="T97" style:family="text">
      <style:text-properties officeooo:rsid="0027541d"/>
    </style:style>
    <style:style style:name="T98" style:family="text">
      <style:text-properties officeooo:rsid="002c0982"/>
    </style:style>
    <style:style style:name="T99" style:family="text">
      <style:text-properties officeooo:rsid="002d67fa"/>
    </style:style>
    <style:style style:name="T100" style:family="text">
      <style:text-properties style:text-position="0% 100%" fo:font-weight="bold" officeooo:rsid="002f3d4f" style:font-weight-asian="bold" style:font-weight-complex="bold"/>
    </style:style>
    <style:style style:name="T101" style:family="text">
      <style:text-properties style:text-position="0% 100%" fo:font-weight="bold" officeooo:rsid="00305a1e" style:font-weight-asian="bold" style:font-weight-complex="bold"/>
    </style:style>
    <style:style style:name="T102" style:family="text">
      <style:text-properties style:text-position="0% 100%" fo:font-weight="bold" officeooo:rsid="00459f11" style:font-weight-asian="bold" style:font-weight-complex="bold"/>
    </style:style>
    <style:style style:name="T103" style:family="text">
      <style:text-properties style:text-position="0% 100%" officeooo:rsid="00365e7e"/>
    </style:style>
    <style:style style:name="T104" style:family="text">
      <style:text-properties style:text-position="0% 100%" officeooo:rsid="00376592"/>
    </style:style>
    <style:style style:name="T105" style:family="text">
      <style:text-properties style:text-position="0% 100%" officeooo:rsid="00389f04"/>
    </style:style>
    <style:style style:name="T106" style:family="text">
      <style:text-properties style:text-position="0% 100%" officeooo:rsid="003b726e"/>
    </style:style>
    <style:style style:name="T107" style:family="text">
      <style:text-properties style:text-position="0% 100%" officeooo:rsid="003e1592"/>
    </style:style>
    <style:style style:name="T108" style:family="text">
      <style:text-properties style:text-position="0% 100%" officeooo:rsid="003fbc97"/>
    </style:style>
    <style:style style:name="T109" style:family="text">
      <style:text-properties style:text-position="0% 100%" officeooo:rsid="004129b6"/>
    </style:style>
    <style:style style:name="T110" style:family="text">
      <style:text-properties style:text-position="0% 100%" officeooo:rsid="004159c8"/>
    </style:style>
    <style:style style:name="T111" style:family="text">
      <style:text-properties style:text-position="0% 100%" officeooo:rsid="0044fe43"/>
    </style:style>
    <style:style style:name="T112" style:family="text">
      <style:text-properties style:text-position="0% 100%" officeooo:rsid="0046d607"/>
    </style:style>
    <style:style style:name="T113" style:family="text">
      <style:text-properties style:text-position="0% 100%" officeooo:rsid="0046f6e0"/>
    </style:style>
    <style:style style:name="T114" style:family="text">
      <style:text-properties style:text-position="0% 100%" officeooo:rsid="00474a12"/>
    </style:style>
    <style:style style:name="T115" style:family="text">
      <style:text-properties style:text-position="0% 100%" officeooo:rsid="004a6e2b"/>
    </style:style>
    <style:style style:name="T116" style:family="text">
      <style:text-properties style:text-position="0% 100%" officeooo:rsid="004c260a"/>
    </style:style>
    <style:style style:name="T117" style:family="text">
      <style:text-properties style:text-position="0% 100%" officeooo:rsid="004d0472"/>
    </style:style>
    <style:style style:name="T118" style:family="text">
      <style:text-properties style:text-position="0% 100%" officeooo:rsid="004d9542"/>
    </style:style>
    <style:style style:name="T119" style:family="text">
      <style:text-properties style:text-position="0% 100%" officeooo:rsid="004f6393"/>
    </style:style>
    <style:style style:name="T120" style:family="text">
      <style:text-properties style:text-position="0% 100%" officeooo:rsid="00526ed1"/>
    </style:style>
    <style:style style:name="T121" style:family="text">
      <style:text-properties style:text-position="0% 100%" officeooo:rsid="005363a3"/>
    </style:style>
    <style:style style:name="T122" style:family="text">
      <style:text-properties style:text-position="0% 100%" fo:font-style="normal" fo:font-weight="bold" officeooo:rsid="00313f2a" style:font-style-asian="normal" style:font-weight-asian="bold" style:font-style-complex="normal" style:font-weight-complex="bold"/>
    </style:style>
    <style:style style:name="T123" style:family="text">
      <style:text-properties style:text-position="0% 100%" fo:font-style="normal" officeooo:rsid="00574985" style:font-style-asian="normal" style:font-style-complex="normal"/>
    </style:style>
    <style:style style:name="T124" style:family="text">
      <style:text-properties style:text-position="0% 100%" fo:font-style="normal" officeooo:rsid="005a25c6" style:font-style-asian="normal" style:font-style-complex="normal"/>
    </style:style>
    <style:style style:name="T125" style:family="text">
      <style:text-properties style:text-position="0% 100%" fo:font-style="normal" officeooo:rsid="005ae2a1" style:font-style-asian="normal" style:font-style-complex="normal"/>
    </style:style>
    <style:style style:name="T126" style:family="text">
      <style:text-properties style:text-position="0% 100%" fo:font-style="normal" officeooo:rsid="005ba5aa" style:font-style-asian="normal" style:font-style-complex="normal"/>
    </style:style>
    <style:style style:name="T127" style:family="text">
      <style:text-properties style:text-position="0% 100%" fo:font-style="normal" officeooo:rsid="0027541d" style:font-style-asian="normal" style:font-style-complex="normal"/>
    </style:style>
    <style:style style:name="T128" style:family="text">
      <style:text-properties style:text-position="0% 100%" fo:font-style="normal" officeooo:rsid="00622b0a" style:font-style-asian="normal" style:font-style-complex="normal"/>
    </style:style>
    <style:style style:name="T129" style:family="text">
      <style:text-properties style:text-position="0% 100%" fo:font-style="normal" officeooo:rsid="00649a95" style:font-style-asian="normal" style:font-style-complex="normal"/>
    </style:style>
    <style:style style:name="T130" style:family="text">
      <style:text-properties style:text-position="0% 100%" fo:font-style="normal" officeooo:rsid="00663276" style:font-style-asian="normal" style:font-style-complex="normal"/>
    </style:style>
    <style:style style:name="T131" style:family="text">
      <style:text-properties style:text-position="0% 100%" fo:font-style="normal" officeooo:rsid="0067ffee" style:font-style-asian="normal" style:font-style-complex="normal"/>
    </style:style>
    <style:style style:name="T132" style:family="text">
      <style:text-properties style:text-position="0% 100%" fo:font-style="normal" officeooo:rsid="0072b753" style:font-style-asian="normal" style:font-style-complex="normal"/>
    </style:style>
    <style:style style:name="T133" style:family="text">
      <style:text-properties style:text-position="0% 100%" fo:font-style="normal" officeooo:rsid="008fe198" style:font-style-asian="normal" style:font-style-complex="normal"/>
    </style:style>
    <style:style style:name="T134" style:family="text">
      <style:text-properties style:text-position="0% 100%" fo:font-style="normal" officeooo:rsid="0093bcbe" style:font-style-asian="normal" style:font-style-complex="normal"/>
    </style:style>
    <style:style style:name="T135" style:family="text">
      <style:text-properties style:text-position="0% 100%" fo:font-style="normal" officeooo:rsid="00952eaf" style:font-style-asian="normal" style:font-style-complex="normal"/>
    </style:style>
    <style:style style:name="T136" style:family="text">
      <style:text-properties style:text-position="0% 100%" fo:font-style="normal" officeooo:rsid="009a920d" style:font-style-asian="normal" style:font-style-complex="normal"/>
    </style:style>
    <style:style style:name="T137" style:family="text">
      <style:text-properties officeooo:rsid="00313f2a"/>
    </style:style>
    <style:style style:name="T138" style:family="text">
      <style:text-properties officeooo:rsid="006dc8f6"/>
    </style:style>
    <style:style style:name="T139" style:family="text">
      <style:text-properties officeooo:rsid="0085d426"/>
    </style:style>
    <style:style style:name="T140" style:family="text">
      <style:text-properties officeooo:rsid="0087ac5b"/>
    </style:style>
    <style:style style:name="T141" style:family="text">
      <style:text-properties officeooo:rsid="009baf11"/>
    </style:style>
    <style:style style:name="T142" style:family="text">
      <style:text-properties officeooo:rsid="00a82aa0"/>
    </style:style>
    <style:style style:name="T143" style:family="text">
      <style:text-properties fo:font-style="italic" fo:font-weight="normal" officeooo:rsid="00b86dd4" style:font-style-asian="italic" style:font-weight-asian="normal" style:font-style-complex="italic" style:font-weight-complex="normal"/>
    </style:style>
    <style:style style:name="T144" style:family="text">
      <style:text-properties fo:font-style="italic" fo:font-weight="normal" officeooo:rsid="00b8a77e" style:font-style-asian="italic" style:font-weight-asian="normal" style:font-style-complex="italic" style:font-weight-complex="normal"/>
    </style:style>
    <style:style style:name="T145" style:family="text">
      <style:text-properties fo:font-size="11pt" style:font-size-asian="11pt" style:font-size-complex="11pt"/>
    </style:style>
    <style:style style:name="T146" style:family="text">
      <style:text-properties officeooo:rsid="01162e9b"/>
    </style:style>
    <style:style style:name="T147" style:family="text">
      <style:text-properties officeooo:rsid="012d0f7a"/>
    </style:style>
    <style:style style:name="T148" style:family="text">
      <style:text-properties officeooo:rsid="012f1604"/>
    </style:style>
    <style:style style:name="T149" style:family="text">
      <style:text-properties officeooo:rsid="0131de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Run For Your Life</text:p>
      <text:p text:style-name="P6">par Mathias Garnier</text:p>
      <text:p text:style-name="P7"/>
      <text:p text:style-name="P8"/>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42"/>
      <text:p text:style-name="P42"><text:soft-page-break/>Sommaire</text:p>
      <text:p text:style-name="P10">I<text:tab/><text:span text:style-name="T93">Avant-propos</text:span></text:p>
      <text:p text:style-name="P10"><text:tab/><text:span text:style-name="T92">I/I<text:tab/><text:tab/>License</text:span></text:p>
      <text:p text:style-name="P10"><text:tab/><text:span text:style-name="T99">I/II<text:tab/><text:tab/>L'auteur</text:span></text:p>
      <text:p text:style-name="P10"><text:tab/><text:span text:style-name="T137">I/III <text:tab/><text:tab/>Quelques mots de l'auteur</text:span></text:p>
      <text:p text:style-name="P10"/>
      <text:p text:style-name="P10">II<text:tab/>Introduction</text:p>
      <text:p text:style-name="P10"><text:tab/><text:span text:style-name="T138">II/I<text:tab/><text:tab/>Mais qu'est ce donc ?</text:span></text:p>
      <text:p text:style-name="P10"><text:tab/><text:span text:style-name="T141">II/II<text:tab/><text:tab/>L'univers narratif du jeux ?</text:span></text:p>
      <text:p text:style-name="P10"><text:tab/><text:span text:style-name="T139">II/III<text:tab/><text:tab/>Pour quel version de minecraft ?</text:span></text:p>
      <text:p text:style-name="P10"/>
      <text:p text:style-name="P21">III<text:tab/>La narration</text:p>
      <text:p text:style-name="P21"><text:tab/><text:span text:style-name="T146">III/I<text:tab/><text:tab/>Univers du jeux</text:span></text:p>
      <text:p text:style-name="P21"><text:tab/><text:span text:style-name="T146">III/II<text:tab/><text:tab/>L'histoire de Run For Your Life (sous forme de récit)</text:span></text:p>
      <text:p text:style-name="P21"/>
      <text:p text:style-name="P10">I<text:span text:style-name="T142">V</text:span><text:tab/><text:span text:style-name="T2">Configuration de départ</text:span></text:p>
      <text:p text:style-name="P10"><text:tab/><text:span text:style-name="T147">IV/I<text:tab/><text:tab/>La configuration de départ</text:span></text:p>
      <text:p text:style-name="P10"><text:tab/><text:span text:style-name="T147">IV/II <text:tab/><text:tab/>Une map dynamique</text:span></text:p>
      <text:p text:style-name="P10"/>
      <text:p text:style-name="P18"><text:span text:style-name="T142">V</text:span><text:tab/><text:span text:style-name="T3">Evènements et conséquences</text:span></text:p>
      <text:p text:style-name="P18"/>
      <text:p text:style-name="P19"><text:span text:style-name="T142">VI</text:span><text:tab/><text:span text:style-name="T4">Facultés acquérables</text:span></text:p>
      <text:p text:style-name="P19"/>
      <text:p text:style-name="P20">VI<text:span text:style-name="T142">I</text:span> <text:tab/>Remerciemen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
      <text:p text:style-name="P30"/>
      <text:p text:style-name="P30"/>
      <text:p text:style-name="P30"/>
      <text:p text:style-name="P30"/>
      <text:p text:style-name="P56"/>
      <text:p text:style-name="P39"><text:soft-page-break/>I<text:tab/><text:span text:style-name="T98">Avant-propos</text:span></text:p>
      <text:p text:style-name="P39"><text:tab/><text:span text:style-name="T94">I/I<text:tab/><text:tab/>License</text:span></text:p>
      <text:p text:style-name="P39"/>
      <text:p text:style-name="P43"><text:s text:c="11"/>DO WHAT THE FUCK YOU WANT TO PUBLIC LICENSE</text:p>
      <text:p text:style-name="P43"><text:s text:c="19"/>Version 2, December 2004</text:p>
      <text:p text:style-name="P43"><text:s/></text:p>
      <text:p text:style-name="P43"><text:s text:c="12"/>DO WHAT THE FUCK YOU WANT TO PUBLIC LICENSE <text:s text:c="19"/>Version 2, December 2004 <text:s text:c="2"/>Copyright (C) 2004 Sam Hocevar &lt;sam@hocevar.net&gt; <text:s text:c="2"/>Everyone is permitted to copy and distribute verbatim or modified copies of this license document, and changing it is allowed as long as the name is changed. <text:s text:c="13"/>DO WHAT THE FUCK YOU WANT TO PUBLIC LICENSE <text:s text:c="2"/>TERMS AND CONDITIONS FOR COPYING, DISTRIBUTION AND MODIFICATION <text:s text:c="3"/>0. You just DO WHAT THE FUCK YOU WANT TO. <text:s/>&lt;sam@hocevar.net&gt;</text:p>
      <text:p text:style-name="P43"><text:s/></text:p>
      <text:p text:style-name="P43">Everyone is permitted to copy and distribute verbatim or modified</text:p>
      <text:p text:style-name="P43">copies of this license document, and changing it is allowed as long</text:p>
      <text:p text:style-name="P43">as the name is changed.</text:p>
      <text:p text:style-name="P43"><text:s/></text:p>
      <text:p text:style-name="P43"><text:s text:c="11"/>DO WHAT THE FUCK YOU WANT TO PUBLIC LICENSE</text:p>
      <text:p text:style-name="P43"><text:s text:c="2"/>TERMS AND CONDITIONS FOR COPYING, DISTRIBUTION AND MODIFICATION</text:p>
      <text:p text:style-name="P43"><text:s/></text:p>
      <text:p text:style-name="P43"><text:s/>0. You just DO WHAT THE FUCK YOU WANT TO.</text:p>
      <text:p text:style-name="P37"><text:tab/><text:span text:style-name="T95"> <text:s text:c="10"/>DO WHAT </text:span>T<text:span text:style-name="T96">HE FUCK YOU WAN</text:span>T TO PUBLIC LICENSE</text:p>
      <text:p text:style-name="P37"><text:s text:c="19"/><text:tab/>Version 2, December 2004</text:p>
      <text:p text:style-name="P37"><text:s/></text:p>
      <text:p text:style-name="P41"><text:tab/><text:tab/>Copyright (C) 2017 Mathias Garnier <text:tab/><text:tab/><text:tab/><text:tab/><text:tab/> <text:tab/><text:tab/><text:tab/>&lt;<text:a xlink:type="simple" xlink:href="mailto:mathiasGarnier@protonmail.com" text:style-name="Internet_20_link" text:visited-style-name="Visited_20_Internet_20_Link"><text:span text:style-name="T97">mathiasGarnier@protonmail.com</text:span></text:a>&gt;</text:p>
      <text:p text:style-name="P37"><text:s/></text:p>
      <text:p text:style-name="P37"><text:tab/><text:tab/>Everyone is permitted to copy and distribute verbatim or modified</text:p>
      <text:p text:style-name="P37"><text:tab/><text:tab/>copies of this license document, and changing it is allowed as long</text:p>
      <text:p text:style-name="P37"><text:tab/><text:tab/>as the name is changed.</text:p>
      <text:p text:style-name="P37"><text:s/></text:p>
      <text:p text:style-name="P37"><text:s text:c="11"/><text:tab/>DO WHAT THE FUCK YOU WANT TO PUBLIC LICENSE</text:p>
      <text:p text:style-name="P37"><text:s/><text:tab/><text:tab/>TERMS AND CONDITIONS FOR COPYING, DISTRIBUTION AND <text:tab/><text:tab/>MODIFICATION</text:p>
      <text:p text:style-name="P37"><text:s/></text:p>
      <text:p text:style-name="P37"><text:tab/><text:tab/>0. You just DO WHAT THE FUCK YOU WANT TO.</text:p>
      <text:p text:style-name="P44"/>
      <text:p text:style-name="P31"><text:span text:style-name="T1"><text:tab/></text:span><text:span text:style-name="T100">I/II<text:tab/><text:tab/></text:span><text:span text:style-name="T102">L'a</text:span><text:span text:style-name="T101">uteur</text:span></text:p>
      <text:p text:style-name="P45"/>
      <text:p text:style-name="P32"><text:span text:style-name="T101"><text:tab/><text:tab/></text:span><text:span text:style-name="T103">Apparemment je suis sensé me présenter, bon bha j'me lance ! On va commencer par la base. Je me prénonme </text:span><text:span text:style-name="T104">Mathias Garnier</text:span><text:span text:style-name="T103"> j'ai actuellement </text:span><text:span text:style-name="T104">14</text:span><text:span text:style-name="T103"> ans. </text:span><text:span text:style-name="T105">Absolument</text:span><text:span text:style-name="T103"> tout me passionne, </text:span><text:span text:style-name="T106">celà peut autant être un avantage qu'un défaut, je vous laisse en juger. </text:span><text:span text:style-name="T109">De plus je ne vais pas vous mentir, les choses me passionnant le plus sont de loin les mathématiques</text:span><text:span text:style-name="T110">(à vrai dire j'hésité à mettre mon âge sous la forme d'une expression utilisant la suite de Fibonacci, c'est vous dire à quel point j'aime les maths ! L'expression pour les intéressés : </text:span><text:span text:style-name="T103">Fib(15) / (Fib(6) * Fib(5) + Fib(4)) </text:span><text:span text:style-name="T110">)</text:span><text:span text:style-name="T109">, l'information et la physique (relativiste ou pas). </text:span><text:span text:style-name="T111">Et ce n'est pas par ce que j'idolâtre des disciplines plutot axés sur la réflexion que je n'aime pas le sport ! Bien au contraire, je pratique </text:span><text:span text:style-name="T113">(très) fréquemment</text:span><text:span text:style-name="T111"> le Badminton, </text:span><text:span text:style-name="T112">la course de fond </text:span><text:span text:style-name="T113">et le kayak.</text:span><text:span text:style-name="T111"> </text:span><text:span text:style-name="T109">Mais </text:span><text:span text:style-name="T114">en dehors de tout ça</text:span><text:span text:style-name="T109"> j</text:span><text:span text:style-name="T107">e me cherche encore (ahhh l'adolescence !) </text:span><text:span text:style-name="T108">et ne pense pas encore avoir trouvé ma voie (même si j'ai quand même quelques idées)</text:span><text:span text:style-name="T103">.</text:span></text:p>
      <text:p text:style-name="P33"><text:span text:style-name="T103"><text:tab/><text:tab/></text:span><text:span text:style-name="T115">Au niveau de mes connaissances, elles sont assez variés et très souvent hors programme (de la classe de troisième, voir même du lycée certaines fois). </text:span><text:span text:style-name="T118">Par exemple, la suite de Cauchy, les équations de trajectoire parabolique, la théorie cinétique des gaz... </text:span><text:span text:style-name="T115">Le </text:span><text:span text:style-name="T116">fait de réussir à comprendre des choses totalement hors niveaux me motive énormément. </text:span><text:span text:style-name="T117">De plus j'apprends sur le tas et par la pratique, </text:span><text:span text:style-name="T119">mais pas que, j'ai d'ailleurs suivi quelques cours de l'Ecole Polytechnique Féderale de Lausane. </text:span><text:span text:style-name="T120">En informatique, </text:span><text:span text:style-name="T121">après avoir découvert énormément de langage (Assembleur, Java, Rust, Ceylon, Prolog, Scheme, Ada...), j'ai décidé de m'établir sur le C++ et le Python.</text:span></text:p>
      <text:p text:style-name="P34"><text:soft-page-break/><text:span text:style-name="T121"><text:tab/></text:span><text:span text:style-name="T122">I/III <text:tab/><text:tab/>Quelques mots de l'auteur</text:span></text:p>
      <text:p text:style-name="P46"/>
      <text:p text:style-name="P35"><text:span text:style-name="T122"><text:tab/><text:tab/></text:span><text:span text:style-name="T123">Tout d'abord merci, merci de montrer votre interet envers cette idée qui n'attend que vous pour prendre forme ! </text:span></text:p>
      <text:p text:style-name="P35"><text:span text:style-name="T123"><text:tab/><text:tab/></text:span><text:span text:style-name="T128">Pour mettre en forme les idées des sources (en C++) et des notations mathématiques seront utilisées (pour des soucis de compatibilité, tout celà sera implémenté dans le </text:span><text:span text:style-name="T134">polycopié</text:span><text:span text:style-name="T128"> par le biais de capture d'écran à la place de texte, mais en dessous de chaque capture d'écran un lien hastebin vous redirigera </text:span><text:span text:style-name="T135">vers</text:span><text:span text:style-name="T128"> la source en quesiton).</text:span></text:p>
      <text:p text:style-name="P35"><text:span text:style-name="T128"><text:tab/><text:tab/></text:span><text:span text:style-name="T129">Dans ce polycopié je vais essayé d'être le plus précis possible, ce qui impliquera quelques notions (mathématiques, </text:span><text:span text:style-name="T132">entre autre</text:span><text:span text:style-name="T129">) complexes </text:span><text:span text:style-name="T133">(tel que l'équation de Navier-Stokes par exemple)</text:span><text:span text:style-name="T129">. </text:span><text:span text:style-name="T136">Bien sur, dans le cas où vous n'avez pas le bagage mathématique nécessaire, je ferais tout pour vous l'expliquer du mieux que je le pourrai.</text:span></text:p>
      <text:p text:style-name="P36"><text:span text:style-name="T123"><text:tab/><text:tab/></text:span><text:span text:style-name="T124">Si jamais vous décidez de vous lancer dans ce projet, je vous serai reconaissant </text:span><text:span text:style-name="T125">de me contacter par skype ( live:mathias.garnier69000 ) </text:span><text:span text:style-name="T126">ou alors grâce à mon email ( </text:span><text:a xlink:type="simple" xlink:href="mailto:mathiasGarnier@protonmail.com" text:style-name="Internet_20_link" text:visited-style-name="Visited_20_Internet_20_Link"><text:span text:style-name="T127">mathiasGarnier@protonmail.com</text:span></text:a><text:span text:style-name="T127"> </text:span><text:span text:style-name="T126">) </text:span><text:span text:style-name="T125">que ce soit pour me demander des précisions, où même me montrer le résultat (final).</text:span></text:p>
      <text:p text:style-name="P47"><text:tab/><text:tab/></text:p>
      <text:p text:style-name="P36"><text:span text:style-name="T125"><text:tab/><text:tab/></text:span><text:span text:style-name="T130">Si vous êtes arrivé jusque ici, c'est que vous devez être prêt ! Alors : <text:s/>Bienvenue dans le Game Design Document de Run For Your Life ! </text:span><text:span text:style-name="T131">On va maintenant passer au vif du sujet.</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1"><text:soft-page-break/>II<text:tab/>Introduction</text:p>
      <text:p text:style-name="P11"><text:tab/><text:span text:style-name="T138">II/I<text:tab/><text:tab/>Mais qu'est ce donc ?</text:span></text:p>
      <text:p text:style-name="P11"/>
      <text:p text:style-name="P12"><text:tab/><text:tab/><text:span text:style-name="T5">Run For Your Life est un mode de jeux minecraft (pouvant très bien être adapté sous forme de jeux </text:span><text:span text:style-name="T13">vidéo </text:span><text:span text:style-name="T5">à part entière </text:span><text:span text:style-name="T21">mais ici la version minecraft sera </text:span><text:span text:style-name="T22">plus</text:span><text:span text:style-name="T21"> développée </text:span><text:span text:style-name="T22">à l'instar de la version jeux vidéo</text:span><text:span text:style-name="T5">) dont le but principal est la survie. </text:span></text:p>
      <text:p text:style-name="P12"><text:span text:style-name="T5"><text:tab/><text:tab/></text:span><text:span text:style-name="T6">A travers une map </text:span><text:span text:style-name="T8">dynamique </text:span><text:span text:style-name="T6">le joueur va devoir survivre à toutes sortes d'évènements et devoir s'adapter à son environnement (changeant au fil du temps </text:span><text:span text:style-name="T7">et à chaque partie</text:span><text:span text:style-name="T6">).</text:span></text:p>
      <text:p text:style-name="P12"><text:span text:style-name="T6"><text:tab/><text:tab/></text:span><text:span text:style-name="T9">Le réalisme sera poussé à son extrème, </text:span><text:span text:style-name="T10">que ce soit dans une modélisation poussée du vent, une refonte </text:span><text:span text:style-name="T11">du système de</text:span><text:span text:style-name="T10"> propagation du feu, </text:span><text:span text:style-name="T12">de l'intelligence artificielle des mobs </text:span><text:span text:style-name="T14">et même des ajouts </text:span><text:span text:style-name="T15">de fonctionnalités</text:span><text:span text:style-name="T14"> dans le jeux (par le biais de simulation de comportement entre autre).</text:span></text:p>
      <text:p text:style-name="P24"/>
      <text:p text:style-name="P13"><text:tab/><text:span text:style-name="T141">II/II<text:tab/><text:tab/>L'univers narratif du jeux ?</text:span></text:p>
      <text:p text:style-name="P13"><text:tab/><text:tab/></text:p>
      <text:p text:style-name="P15"><text:tab/><text:tab/><text:span text:style-name="T17">L'univers narratif du jeux correspondra à un </text:span><text:span text:style-name="T18">planet</text:span><text:span text:style-name="T17"> opera</text:span><text:span text:style-name="T20"><text:note text:id="ftn1" text:note-class="footnote"><text:note-citation>1</text:note-citation><text:note-body><text:p text:style-name="P48"><text:span text:style-name="T145">Le Planet Opera est une variante du Space Opera qui se concentre sur une seule planète et son exploration complète par le lecteur. En général, cette planète possède au moins une caractéristique très inhabituelle qui en fait tout l’intérêt et lui donne une importance cruciale dans l’univers du roman. Planète est d’ailleurs un terme un peu abusif, puisque l’objet en question peut tout aussi bien être une structure artificielle de taille planétaire (voire même plus grand). (</text:span><text:a xlink:type="simple" xlink:href="https://lecultedapophis.wordpress.com/category/science-fiction/planet-opera/" text:style-name="Internet_20_link" text:visited-style-name="Visited_20_Internet_20_Link"><text:span text:style-name="T145">https://lecultedapophis.wordpress.com/category/science-fiction/planet-opera/</text:span></text:a><text:span text:style-name="T145">)</text:span></text:p></text:note-body></text:note></text:span><text:span text:style-name="T17"> </text:span><text:span text:style-name="T18">sous jaccent à des actions découlant du space opera (auquel le joueur n'aura pas accès, ce space opera peut s'aparenter à une sorte de </text:span><text:span text:style-name="T19">légende des fondations du thème du planet opera</text:span><text:span text:style-name="T18">).</text:span></text:p>
      <text:p text:style-name="P25"/>
      <text:p text:style-name="P14"><text:tab/><text:span text:style-name="T139">II/III <text:tab/><text:tab/>Pour quel version de minecraft ?</text:span><text:span text:style-name="T16"> </text:span></text:p>
      <text:p text:style-name="P26"/>
      <text:p text:style-name="P14"><text:span text:style-name="T16"><text:tab/><text:tab/></text:span><text:span text:style-name="T23">Pour trouver la version la mieux adaptée au jeux, on va effectuer un comparatif de chaque version (majeure) de la 1.8 jusqu'à la 1.12. </text:span><text:span text:style-name="T30">De plus uniquement les modifications en rapport avec le gameplay seront cités.</text:span></text:p>
      <text:p text:style-name="P14"><text:span text:style-name="T23"><text:tab/><text:tab/></text:span><text:span text:style-name="T143">La 1.8 :</text:span><text:span text:style-name="T24"> </text:span><text:span text:style-name="T64">De nouveaux statistiques, </text:span><text:span text:style-name="T65">de nouvelles particules, </text:span><text:span text:style-name="T66">un nouvel enchantement, </text:span><text:span text:style-name="T67">le mode de jeux spectateur, </text:span><text:span text:style-name="T68">de nouvelles gamerules, </text:span><text:span text:style-name="T69">de nouveaux critères d'objectif pour les scoreboard, </text:span><text:span text:style-name="T70">quelques modifications de la génération du monde, </text:span><text:span text:style-name="T71">quelques nouveaux craft n'altérant quasiment pas avec le gameplay, </text:span><text:span text:style-name="T72">de nouveaux items dropables </text:span><text:span text:style-name="T74">et 496 fixes.</text:span></text:p>
      <text:p text:style-name="P16"><text:span text:style-name="T25"><text:tab/></text:span><text:span text:style-name="T144">La 1.9 :</text:span><text:span text:style-name="T25"> </text:span><text:span text:style-name="T56">Ajout de nouveaux attributs, </text:span><text:span text:style-name="T57">la "Loot table", </text:span><text:span text:style-name="T58">nouvelles particules, </text:span><text:span text:style-name="T59">nouveaux effets sonores, </text:span><text:span text:style-name="T60">de nouveaux statistiques, </text:span><text:span text:style-name="T61">modification totale de la mécanique de combat, </text:span><text:span text:style-name="T62">les elytra </text:span><text:span text:style-name="T63">et 402 fixes.</text:span></text:p>
      <text:p text:style-name="P16"><text:span text:style-name="T25"><text:tab/></text:span><text:span text:style-name="T144">La 1.10 :</text:span><text:span text:style-name="T25"> </text:span><text:span text:style-name="T48">De nouveaux sons pour les events, </text:span><text:span text:style-name="T49">l'auto-jump, </text:span><text:span text:style-name="T50">une nouvelle particule, </text:span><text:span text:style-name="T51">une nouvelle commande de téleportation, </text:span><text:span text:style-name="T52">petite modification de la génération du monde, </text:span><text:span text:style-name="T53">un nouveau mob et son oeuf, </text:span><text:span text:style-name="T54">des modifications de deux mobs, </text:span><text:soft-page-break/><text:span text:style-name="T55">et 39 fixes.</text:span></text:p>
      <text:p text:style-name="P16"><text:span text:style-name="T25"><text:tab/></text:span><text:span text:style-name="T144">La 1.11 :</text:span><text:span text:style-name="T25"> </text:span><text:span text:style-name="T31">2 ajouts Gamerules, </text:span><text:span text:style-name="T32">des enchantements avec des effets négatifs, </text:span><text:span text:style-name="T33">2 nouveaux enchante</text:span><text:span text:style-name="T34">ments</text:span><text:span text:style-name="T33">, </text:span><text:span text:style-name="T35">une nouvelle commande de location, </text:span><text:span text:style-name="T36">2 nouveaux types de Illagers,</text:span><text:span text:style-name="T37"> 4 nouveaux mobs, </text:span><text:span text:style-name="T38">les "Observers Block", </text:span><text:span text:style-name="T39">les "Shulker Box", </text:span><text:span text:style-name="T40">un réajout d'oeufs d'entités qui avaient étaient supprimés et quelques 5 nouveaux types d'oeufs, </text:span><text:span text:style-name="T41">ajout des "Totem of Undying", ajout des "Exploration Map", </text:span><text:span text:style-name="T42">quelques modifications dans la génération du monde, </text:span><text:span text:style-name="T43">possibilité de faire des messages de 256 caractères à la place de 100, </text:span><text:span text:style-name="T44">la modification d'où apparaissent les messages d'avertissements, </text:span><text:span text:style-name="T45">ajout de nouveaux combustibles, </text:span><text:span text:style-name="T46">modification du "Shield" </text:span><text:span text:style-name="T47">et 293 fixes.</text:span></text:p>
      <text:p text:style-name="P16"><text:span text:style-name="T25"><text:tab/></text:span><text:span text:style-name="T144">La 1.12 :</text:span><text:span text:style-name="T25"> </text:span><text:span text:style-name="T26">L'ajout de bloc, </text:span><text:span text:style-name="T27">une refonte de la texture des couleurs </text:span><text:span text:style-name="T28">de la laine, des bannières, des tableaux, du corps des moutons, </text:span><text:span text:style-name="T29">la possibilité pour les "Magma Blocks" de brûler indéfiniment, la possibilité de pouvoir dormir dans un lit avec un zombie à proximité et 5 fixes minimes.</text:span></text:p>
      <text:p text:style-name="P16"><text:span text:style-name="T29"><text:tab/><text:tab/></text:span><text:span text:style-name="T73">(Bien sur chaque version suivante contient les modifications et ajouts de sa version précédente, sauf contre-indication).</text:span></text:p>
      <text:p text:style-name="P27"/>
      <text:p text:style-name="P17"><text:span text:style-name="T73"><text:tab/><text:tab/></text:span><text:span text:style-name="T75">Pourquoi ne pas prendre </text:span><text:span text:style-name="T79">les</text:span><text:span text:style-name="T75"> version</text:span><text:span text:style-name="T79">s</text:span><text:span text:style-name="T75"> </text:span><text:span text:style-name="T78">1.9, 1.10, </text:span><text:span text:style-name="T75">1.1</text:span><text:span text:style-name="T77">1,</text:span><text:span text:style-name="T76"> 1.1</text:span><text:span text:style-name="T77">2</text:span><text:span text:style-name="T76"> </text:span><text:span text:style-name="T75">? </text:span><text:span text:style-name="T80">Comme celà a été expliqué par Chekaviah</text:span><text:span text:style-name="T80"><text:note text:id="ftn2" text:note-class="footnote"><text:note-citation>2</text:note-citation><text:note-body><text:p text:style-name="P49">Administrateur du serveur epicube</text:p></text:note-body></text:note></text:span><text:span text:style-name="T80"> : "</text:span><text:span text:style-name="T81">La 1.10 divise les joueurs ... dans le mauvais sens, moins de joueurs préfèrent la 1.10 à la 1.8, et il est impensable de creuser un écart de version avec les serveurs leader : Hypixel (encore en 1.7 modifiée pour accepter les nouveautés 1.8) et Mineplex (encore en 1.8). Les rares networks à avoir tenté de passer en full 1.9 / 1.10 ont fait marche arrière à grande vitesse, HiveMC en est un exemple."</text:span><text:span text:style-name="T81"><text:note text:id="ftn3" text:note-class="footnote"><text:note-citation>3</text:note-citation><text:note-body><text:p text:style-name="P50"><text:a xlink:type="simple" xlink:href="https://forum.epicube.fr/threads/staff-depicube-avouez-clairement-que-le-passage-en-1-10-est-arrete.254098/#post-1360404" text:style-name="Internet_20_link" text:visited-style-name="Visited_20_Internet_20_Link">https://forum.epicube.fr/threads/staff-depicube-avouez-clairement-que-le-passage-en-1-10-est-arrete.254098/#post-1360404</text:a> </text:p></text:note-body></text:note></text:span><text:span text:style-name="T81"> </text:span><text:span text:style-name="T82">il est impensable de créer un mini jeux de cette envergure qui ne sera tout simplement très peu si ce n'est pas du tout joué par les joueurs. </text:span><text:span text:style-name="T83">Voilà donc pourquoi la 1.8 est la version qui a été choisie pour le mini jeux. De plus (quelque peu à la manière d'Hypixel) beaucoup de fonctionnalités seront ajoutées par </text:span><text:span text:style-name="T84">des </text:span><text:span text:style-name="T83">simulation</text:span><text:span text:style-name="T84">s abstraites </text:span><text:span text:style-name="T85">(elles ne feront pas parti du client mais du serveur)</text:span><text:span text:style-name="T84">. </text:span><text:span text:style-name="T86">De plus la majorité des versions supérieures à la 1.8 ne présentent pas de fonctionnalités valant le coup de choisir cette versio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2"><text:soft-page-break/>III<text:tab/>La narration</text:p>
      <text:p text:style-name="P23"><text:tab/><text:span text:style-name="T146">III/I<text:tab/><text:tab/>Univers du jeux</text:span></text:p>
      <text:p text:style-name="P23"/>
      <text:p text:style-name="P23"><text:tab/><text:tab/><text:span text:style-name="T87">Dans un Univers où en </text:span><text:span text:style-name="T88">2019 Voyager 1 a trouvé une trace de vie hostile </text:span><text:span text:style-name="T89">et </text:span><text:span text:style-name="T88">évoluée </text:span><text:span text:style-name="T90">lorsqu'elle survolait Gliese 581 e.</text:span></text:p>
      <text:p text:style-name="P29"/>
      <text:p text:style-name="P51"><text:tab/><text:span text:style-name="T146">III/II<text:tab/><text:tab/>L'histoire de Run For Your Life (sous forme de récit)</text:span></text:p>
      <text:p text:style-name="P51"/>
      <text:p text:style-name="P51"/>
      <text:p text:style-name="P54">I<text:span text:style-name="T142">V</text:span><text:tab/><text:span text:style-name="T2">Configuration de départ</text:span></text:p>
      <text:p text:style-name="P55"><text:span text:style-name="T147"><text:tab/>IV/I<text:tab/><text:tab/>La configuration de départ</text:span></text:p>
      <text:p text:style-name="P55"/>
      <text:p text:style-name="P55"><text:tab/><text:tab/><text:span text:style-name="T91">Le joueur </text:span></text:p>
      <text:p text:style-name="P55"/>
      <text:p text:style-name="P52"><text:tab/><text:span text:style-name="T148">IV/II<text:tab/> <text:tab/>Une map dynam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monospace" svg:font-family="monospace, Courier"/>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fo:font-weight="normal" officeooo:rsid="0031993a" style:language-asian="zxx" style:country-asian="none" style:font-weight-asian="normal" style:language-complex="zxx" style:country-complex="none"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0pt" fo:font-style="italic" fo:font-weight="bold" officeooo:rsid="000482ad" officeooo:paragraph-rsid="000482ad" style:font-size-asian="20pt" style:font-style-asian="italic" style:font-weight-asian="bold" style:font-size-complex="20pt" style:font-style-complex="italic" style:font-weight-complex="bold"/>
    </style:style>
    <style:page-layout style:name="Mpm1" style:page-usage="right">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un For Your Lif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1M36S</meta:editing-duration>
    <meta:editing-cycles>266</meta:editing-cycles>
    <meta:generator>LibreOffice/5.1.1.3$Windows_x86 LibreOffice_project/89f508ef3ecebd2cfb8e1def0f0ba9a803b88a6d</meta:generator>
    <dc:date>2017-03-04T16:52:31.231000000</dc:date>
    <dc:creator>Garnier Mathias</dc:creator>
    <meta:document-statistic meta:table-count="0" meta:image-count="0" meta:object-count="0" meta:page-count="13" meta:paragraph-count="87" meta:word-count="1618" meta:character-count="10100" meta:non-whitespace-character-count="8291"/>
    <meta:user-defined meta:name="Info 1"/>
    <meta:user-defined meta:name="Info 2"/>
    <meta:user-defined meta:name="Info 3"/>
    <meta:user-defined meta:name="Info 4"/>
  </office:meta>
</office:document-meta>
</file>